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Header">
      <style:paragraph-properties fo:text-align="end" style:justify-single-word="false"/>
      <style:text-properties officeooo:rsid="0003a9ad" officeooo:paragraph-rsid="0003a9ad"/>
    </style:style>
    <style:style style:name="P2" style:family="paragraph" style:parent-style-name="Standard">
      <style:paragraph-properties fo:margin-top="0in" fo:margin-bottom="0in" loext:contextual-spacing="false"/>
    </style:style>
    <style:style style:name="P3" style:family="paragraph" style:parent-style-name="Standard">
      <style:paragraph-properties fo:margin-top="0in" fo:margin-bottom="0in" loext:contextual-spacing="false" fo:line-height="150%"/>
    </style:style>
    <style:style style:name="P4" style:family="paragraph" style:parent-style-name="Standard">
      <style:paragraph-properties fo:margin-top="0in" fo:margin-bottom="0in" loext:contextual-spacing="false" fo:line-height="150%" fo:text-align="justify" style:justify-single-word="false"/>
    </style:style>
    <style:style style:name="P5" style:family="paragraph" style:parent-style-name="Standard">
      <style:paragraph-properties fo:margin-left="0in" fo:margin-right="0in" fo:margin-top="0.0555in" fo:margin-bottom="0in" loext:contextual-spacing="false" fo:line-height="100%" fo:text-indent="0in" style:auto-text-indent="false">
        <style:tab-stops>
          <style:tab-stop style:position="6.5in" style:type="right"/>
        </style:tab-stops>
      </style:paragraph-properties>
    </style:style>
    <style:style style:name="P6" style:family="paragraph" style:parent-style-name="Standard">
      <style:paragraph-properties fo:margin-left="0in" fo:margin-right="0in" fo:margin-top="0.139in" fo:margin-bottom="0in" loext:contextual-spacing="false" fo:line-height="100%" fo:text-indent="0in" style:auto-text-indent="false">
        <style:tab-stops>
          <style:tab-stop style:position="6.5in" style:type="right"/>
        </style:tab-stops>
      </style:paragraph-properties>
    </style:style>
    <style:style style:name="P7" style:family="paragraph" style:parent-style-name="Standard">
      <style:paragraph-properties fo:margin-left="0.25in" fo:margin-right="0in" fo:margin-top="0.0417in" fo:margin-bottom="0in" loext:contextual-spacing="false" fo:line-height="100%" fo:text-indent="0in" style:auto-text-indent="false">
        <style:tab-stops>
          <style:tab-stop style:position="6.5in" style:type="right"/>
        </style:tab-stops>
      </style:paragraph-properties>
    </style:style>
    <style:style style:name="P8" style:family="paragraph" style:parent-style-name="Standard">
      <style:paragraph-properties fo:margin-left="0.25in" fo:margin-right="0in" fo:margin-top="0.0417in" fo:margin-bottom="0.0555in" loext:contextual-spacing="false" fo:line-height="100%" fo:text-indent="0in" style:auto-text-indent="false">
        <style:tab-stops>
          <style:tab-stop style:position="6.5in" style:type="right"/>
        </style:tab-stops>
      </style:paragraph-properties>
    </style:style>
    <style:style style:name="P9" style:family="paragraph" style:parent-style-name="Standard">
      <style:paragraph-properties fo:margin-left="0in" fo:margin-right="0in" fo:margin-top="0in" fo:margin-bottom="0in" loext:contextual-spacing="false" fo:text-indent="0.5in" style:auto-text-indent="false"/>
    </style:style>
    <style:style style:name="P10" style:family="paragraph" style:parent-style-name="Heading_20_2">
      <style:paragraph-properties fo:margin-top="0.25in" fo:margin-bottom="0.0835in" loext:contextual-spacing="false"/>
    </style:style>
    <style:style style:name="P11" style:family="paragraph" style:parent-style-name="Heading_20_2">
      <style:paragraph-properties fo:margin-top="0.25in" fo:margin-bottom="0.0835in" loext:contextual-spacing="false" fo:line-height="150%"/>
    </style:style>
    <style:style style:name="P12" style:family="paragraph" style:parent-style-name="Heading_20_1">
      <style:paragraph-properties fo:margin-top="0.278in" fo:margin-bottom="0.0835in" loext:contextual-spacing="false" fo:break-before="page"/>
    </style:style>
    <style:style style:name="P13" style:family="paragraph" style:parent-style-name="Heading_20_1">
      <style:paragraph-properties fo:margin-top="0.278in" fo:margin-bottom="0.0835in" loext:contextual-spacing="false" fo:line-height="150%"/>
    </style:style>
    <style:style style:name="P14" style:family="paragraph" style:parent-style-name="Title" style:master-page-name="Standard">
      <style:paragraph-properties fo:margin-top="0in" fo:margin-bottom="0.0417in" loext:contextual-spacing="false" style:page-number="1"/>
    </style:style>
    <style:style style:name="P15" style:family="paragraph" style:parent-style-name="Standard" style:list-style-name="WWNum5">
      <style:paragraph-properties fo:margin-left="0.5in" fo:margin-right="0in" fo:margin-top="0in" fo:margin-bottom="0in" loext:contextual-spacing="true" fo:text-indent="-0.25in" style:auto-text-indent="false"/>
    </style:style>
    <style:style style:name="P16" style:family="paragraph" style:parent-style-name="Standard" style:list-style-name="WWNum7">
      <style:paragraph-properties fo:margin-left="0.5in" fo:margin-right="0in" fo:margin-top="0in" fo:margin-bottom="0in" loext:contextual-spacing="true" fo:text-indent="-0.25in" style:auto-text-indent="false"/>
    </style:style>
    <style:style style:name="P17" style:family="paragraph" style:parent-style-name="Standard" style:list-style-name="WWNum2">
      <style:paragraph-properties fo:margin-left="0.5in" fo:margin-right="0in" fo:margin-top="0in" fo:margin-bottom="0in" loext:contextual-spacing="true" fo:text-indent="-0.25in" style:auto-text-indent="false"/>
    </style:style>
    <style:style style:name="P18" style:family="paragraph" style:parent-style-name="Standard" style:list-style-name="WWNum10">
      <style:paragraph-properties fo:margin-left="0.5in" fo:margin-right="0in" fo:margin-top="0in" fo:margin-bottom="0in" loext:contextual-spacing="true" fo:text-indent="-0.25in" style:auto-text-indent="false"/>
    </style:style>
    <style:style style:name="P19" style:family="paragraph" style:parent-style-name="Standard" style:list-style-name="WWNum4">
      <style:paragraph-properties fo:margin-left="0.5in" fo:margin-right="0in" fo:margin-top="0in" fo:margin-bottom="0in" loext:contextual-spacing="true" fo:text-indent="-0.25in" style:auto-text-indent="false"/>
    </style:style>
    <style:style style:name="P20" style:family="paragraph" style:parent-style-name="Standard" style:list-style-name="WWNum8">
      <style:paragraph-properties fo:margin-left="0.5in" fo:margin-right="0in" fo:margin-top="0in" fo:margin-bottom="0in" loext:contextual-spacing="true" fo:text-indent="-0.25in" style:auto-text-indent="false"/>
    </style:style>
    <style:style style:name="P21" style:family="paragraph" style:parent-style-name="Standard" style:list-style-name="WWNum12">
      <style:paragraph-properties fo:margin-left="0.5in" fo:margin-right="0in" fo:margin-top="0in" fo:margin-bottom="0in" loext:contextual-spacing="true" fo:text-indent="-0.25in" style:auto-text-indent="false"/>
    </style:style>
    <style:style style:name="P22" style:family="paragraph" style:parent-style-name="Standard" style:list-style-name="WWNum6">
      <style:paragraph-properties fo:margin-left="0.5in" fo:margin-right="0in" fo:margin-top="0in" fo:margin-bottom="0in" loext:contextual-spacing="true" fo:text-indent="-0.25in" style:auto-text-indent="false"/>
    </style:style>
    <style:style style:name="P23" style:family="paragraph" style:parent-style-name="Standard" style:list-style-name="WWNum1">
      <style:paragraph-properties fo:margin-left="0.5in" fo:margin-right="0in" fo:margin-top="0in" fo:margin-bottom="0in" loext:contextual-spacing="true" fo:text-indent="-0.25in" style:auto-text-indent="false"/>
    </style:style>
    <style:style style:name="P24" style:family="paragraph" style:parent-style-name="Standard" style:list-style-name="WWNum11">
      <style:paragraph-properties fo:margin-left="0.5in" fo:margin-right="0in" fo:margin-top="0in" fo:margin-bottom="0in" loext:contextual-spacing="true" fo:text-indent="-0.25in" style:auto-text-indent="false"/>
    </style:style>
    <style:style style:name="P25" style:family="paragraph" style:parent-style-name="Standard" style:list-style-name="WWNum13">
      <style:paragraph-properties fo:margin-left="0.5in" fo:margin-right="0in" fo:margin-top="0in" fo:margin-bottom="0in" loext:contextual-spacing="true" fo:text-indent="-0.25in" style:auto-text-indent="false"/>
    </style:style>
    <style:style style:name="P26" style:family="paragraph" style:parent-style-name="Standard" style:list-style-name="WWNum3">
      <style:paragraph-properties fo:margin-left="0.5in" fo:margin-right="0in" fo:margin-top="0in" fo:margin-bottom="0in" loext:contextual-spacing="true" fo:text-indent="-0.25in" style:auto-text-indent="false"/>
    </style:style>
    <style:style style:name="P27" style:family="paragraph" style:parent-style-name="Standard" style:list-style-name="WWNum9">
      <style:paragraph-properties fo:margin-left="0.5in" fo:margin-right="0in" fo:margin-top="0in" fo:margin-bottom="0in" loext:contextual-spacing="true" fo:text-indent="-0.25in" style:auto-text-indent="false"/>
    </style:style>
    <style:style style:name="P28" style:family="paragraph" style:parent-style-name="Standard" style:list-style-name="WWNum7">
      <style:paragraph-properties fo:margin-left="1in" fo:margin-right="0in" fo:margin-top="0in" fo:margin-bottom="0in" loext:contextual-spacing="true" fo:text-indent="-0.25in" style:auto-text-indent="false"/>
    </style:style>
    <style:style style:name="P29" style:family="paragraph" style:parent-style-name="Standard" style:list-style-name="WWNum2">
      <style:paragraph-properties fo:margin-left="1in" fo:margin-right="0in" fo:margin-top="0in" fo:margin-bottom="0in" loext:contextual-spacing="true" fo:text-indent="-0.25in" style:auto-text-indent="false"/>
    </style:style>
    <style:style style:name="P30" style:family="paragraph" style:parent-style-name="Standard" style:list-style-name="WWNum10">
      <style:paragraph-properties fo:margin-left="1in" fo:margin-right="0in" fo:margin-top="0in" fo:margin-bottom="0in" loext:contextual-spacing="true" fo:text-indent="-0.25in" style:auto-text-indent="false"/>
    </style:style>
    <style:style style:name="P31" style:family="paragraph" style:parent-style-name="Standard" style:list-style-name="WWNum4">
      <style:paragraph-properties fo:margin-left="1in" fo:margin-right="0in" fo:margin-top="0in" fo:margin-bottom="0in" loext:contextual-spacing="true" fo:text-indent="-0.25in" style:auto-text-indent="false"/>
    </style:style>
    <style:style style:name="P32" style:family="paragraph" style:parent-style-name="Standard" style:list-style-name="WWNum8">
      <style:paragraph-properties fo:margin-left="1in" fo:margin-right="0in" fo:margin-top="0in" fo:margin-bottom="0in" loext:contextual-spacing="true" fo:text-indent="-0.25in" style:auto-text-indent="false"/>
    </style:style>
    <style:style style:name="P33" style:family="paragraph" style:parent-style-name="Standard" style:list-style-name="WWNum12">
      <style:paragraph-properties fo:margin-left="1in" fo:margin-right="0in" fo:margin-top="0in" fo:margin-bottom="0in" loext:contextual-spacing="true" fo:text-indent="-0.25in" style:auto-text-indent="false"/>
    </style:style>
    <style:style style:name="P34" style:family="paragraph" style:parent-style-name="Standard" style:list-style-name="WWNum1">
      <style:paragraph-properties fo:margin-left="1in" fo:margin-right="0in" fo:margin-top="0in" fo:margin-bottom="0in" loext:contextual-spacing="true" fo:text-indent="-0.25in" style:auto-text-indent="false"/>
    </style:style>
    <style:style style:name="P35" style:family="paragraph" style:parent-style-name="Standard" style:list-style-name="WWNum3">
      <style:paragraph-properties fo:margin-left="1in" fo:margin-right="0in" fo:margin-top="0in" fo:margin-bottom="0in" loext:contextual-spacing="true" fo:text-indent="-0.25in" style:auto-text-indent="false"/>
    </style:style>
    <style:style style:name="P36" style:family="paragraph" style:parent-style-name="Standard" style:list-style-name="WWNum3">
      <style:paragraph-properties fo:margin-left="1.5in" fo:margin-right="0in" fo:margin-top="0in" fo:margin-bottom="0in" loext:contextual-spacing="true" fo:text-indent="-0.25in" style:auto-text-indent="false"/>
    </style:style>
    <style:style style:name="T1" style:family="text">
      <style:text-properties fo:font-weight="bold" style:font-weight-asian="bold"/>
    </style:style>
    <style:style style:name="T2" style:family="text">
      <style:text-properties fo:color="#1155cc" style:text-underline-style="solid" style:text-underline-width="auto" style:text-underline-color="font-color"/>
    </style:style>
    <style:style style:name="T3" style:family="text">
      <style:text-properties officeooo:rsid="0003a9ad"/>
    </style:style>
    <style:style style:name="T4" style:family="text">
      <style:text-properties officeooo:rsid="0006b357"/>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bookmark text:name="_fewtr66avrln"/>Sveikatos priežiūros sistem<text:span text:style-name="T4">os </text:span><text:bookmark text:name="_r9ho42rzukln"/><text:span text:style-name="T4">r</text:span>eikalavimų specifikacija (v1.0)</text:p>
      <text:p text:style-name="P2"/>
      <text:p text:style-name="P2"/>
      <text:p text:style-name="P2"/>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text:a xlink:type="simple" xlink:href="#_co9dd7idif2e" text:style-name="Index_20_Link" text:visited-style-name="Index_20_Link"><text:span text:style-name="T1">Įvadas</text:span></text:a><text:span text:style-name="T1"><text:tab/>2</text:span></text:p>
          <text:p text:style-name="P6"><text:a xlink:type="simple" xlink:href="#_w3onr5uyss9v" text:style-name="Index_20_Link" text:visited-style-name="Index_20_Link"><text:span text:style-name="T1">Funkciniai reikalavimai</text:span></text:a><text:span text:style-name="T1"><text:tab/>2</text:span></text:p>
          <text:p text:style-name="P7"><text:a xlink:type="simple" xlink:href="#_80rklpibjmhq" text:style-name="Index_20_Link" text:visited-style-name="Index_20_Link">FR1. Sistemoje egzistuoja administratoriaus rolė</text:a><text:tab/>2</text:p>
          <text:p text:style-name="P7"><text:a xlink:type="simple" xlink:href="#_41pkks45ar5" text:style-name="Index_20_Link" text:visited-style-name="Index_20_Link">FR2. Pacientas gali peržiūrėti savo ligos istoriją, išrašytus receptus ir receptų panaudojimo faktus</text:a><text:tab/>3</text:p>
          <text:p text:style-name="P7"><text:a xlink:type="simple" xlink:href="#_ltad5tq6lah2" text:style-name="Index_20_Link" text:visited-style-name="Index_20_Link">FR3. Gydytojas gali į ligos istoriją įrašyti naujus ligos įrašus.</text:a><text:tab/>3</text:p>
          <text:p text:style-name="P7"><text:a xlink:type="simple" xlink:href="#_k7pg867i85rt" text:style-name="Index_20_Link" text:visited-style-name="Index_20_Link">FR4. Gydytojas gali išrašyti naują receptą</text:a><text:tab/>4</text:p>
          <text:p text:style-name="P7"><text:a xlink:type="simple" xlink:href="#_ecphduzgsilc" text:style-name="Index_20_Link" text:visited-style-name="Index_20_Link">FR5. Vaistininkas gali patikrinti paciento receptą</text:a><text:tab/>4</text:p>
          <text:p text:style-name="P7"><text:a xlink:type="simple" xlink:href="#_yl848vop96em" text:style-name="Index_20_Link" text:visited-style-name="Index_20_Link">FR6. Vaistininkas gali pažymėti vaisto pirkimo faktą</text:a><text:tab/>4</text:p>
          <text:p text:style-name="P7"><text:a xlink:type="simple" xlink:href="#_q85700wrw64f" text:style-name="Index_20_Link" text:visited-style-name="Index_20_Link">FR7. Gydytojas gali peržiūrėti sau priskirtų pacientų sąrašą</text:a><text:tab/>4</text:p>
          <text:p text:style-name="P7"><text:a xlink:type="simple" xlink:href="#_t9gp6ue63g6p" text:style-name="Index_20_Link" text:visited-style-name="Index_20_Link">FR8. Gydytojas gali eksportuoti iš sistemos savo pacientų sąrašą</text:a><text:tab/>5</text:p>
          <text:p text:style-name="P7"><text:a xlink:type="simple" xlink:href="#_ggmbe0iremfi" text:style-name="Index_20_Link" text:visited-style-name="Index_20_Link">FR9. Gydytojas gali peržiūrėti savo pacientų ligos istorijas</text:a><text:tab/>5</text:p>
          <text:p text:style-name="P7"><text:a xlink:type="simple" xlink:href="#_e7bn0qmi183j" text:style-name="Index_20_Link" text:visited-style-name="Index_20_Link">FR10. Gydytojai gali peržiūrėti savo darbo dienų statistiką</text:a><text:tab/>5</text:p>
          <text:p text:style-name="P7"><text:a xlink:type="simple" xlink:href="#_i14fi6raz54s" text:style-name="Index_20_Link" text:visited-style-name="Index_20_Link">FR11. Sistema viešai pateikia susirgimų statistiką</text:a><text:tab/>5</text:p>
          <text:p text:style-name="P7"><text:a xlink:type="simple" xlink:href="#_c7z3e5vuigv" text:style-name="Index_20_Link" text:visited-style-name="Index_20_Link">FR12. Sistema viešai pateikia vaistų vartojimo statistiką</text:a><text:tab/>6</text:p>
          <text:p text:style-name="P7"><text:a xlink:type="simple" xlink:href="#_r4ihhqh0je8i" text:style-name="Index_20_Link" text:visited-style-name="Index_20_Link">FR13. Visų rolių vartotojai gali keisti savo prisijungimo slaptažodį</text:a><text:tab/>6</text:p>
          <text:p text:style-name="P6"><text:a xlink:type="simple" xlink:href="#_3vhl9sa6uc1t" text:style-name="Index_20_Link" text:visited-style-name="Index_20_Link"><text:span text:style-name="T1">Nefunkciniai reikalavimai</text:span></text:a><text:span text:style-name="T1"><text:tab/>6</text:span></text:p>
          <text:p text:style-name="P7"><text:a xlink:type="simple" xlink:href="#_helt2eu55rpk" text:style-name="Index_20_Link" text:visited-style-name="Index_20_Link">NFR1. Programai kurti panaudojamos Java, Spring, React technologijos</text:a><text:tab/>6</text:p>
          <text:p text:style-name="P7"><text:a xlink:type="simple" xlink:href="#_yddvrpiojpq" text:style-name="Index_20_Link" text:visited-style-name="Index_20_Link">NFR2. Į bet kurią užklausą sistema turi atsakyti greičiau nei per 2 sekundes</text:a><text:tab/>7</text:p>
          <text:p text:style-name="P7"><text:a xlink:type="simple" xlink:href="#_o5pcjkkzzv96" text:style-name="Index_20_Link" text:visited-style-name="Index_20_Link">NFR3. Sistemos slaptažodžiai negali būti saugomi atviru tekstu</text:a><text:tab/>7</text:p>
          <text:p text:style-name="P7"><text:a xlink:type="simple" xlink:href="#_gsdntbbjnkxk" text:style-name="Index_20_Link" text:visited-style-name="Index_20_Link">NFR4. Visi sistemos veiksmai kaupiami įvykių žurnale</text:a><text:tab/>7</text:p>
          <text:p text:style-name="P7"><text:a xlink:type="simple" xlink:href="#_iotr16gffobq" text:style-name="Index_20_Link" text:visited-style-name="Index_20_Link">NFR5. Kartu su sistema pateikiama diegimo, panaudojimo dokumentacija</text:a><text:tab/>7</text:p>
          <text:p text:style-name="P7"><text:a xlink:type="simple" xlink:href="#_uyvvtnjwtoxu" text:style-name="Index_20_Link" text:visited-style-name="Index_20_Link">NFR6. Sistema turi būti suderinama su Linux operacine sistema</text:a><text:tab/>7</text:p>
          <text:p text:style-name="P6"><text:a xlink:type="simple" xlink:href="#_labt17a3xi1l" text:style-name="Index_20_Link" text:visited-style-name="Index_20_Link"><text:span text:style-name="T1">Reikalavimai testavimui</text:span></text:a><text:span text:style-name="T1"><text:tab/>8</text:span></text:p>
          <text:p text:style-name="P8"><text:a xlink:type="simple" xlink:href="#_3wl7aylosb94" text:style-name="Index_20_Link" text:visited-style-name="Index_20_Link">Automatiniai testavimo atvejai</text:a><text:tab/>9</text:p>
        </text:index-body>
      </text:table-of-content>
      <text:p text:style-name="P2"/>
      <text:p text:style-name="P2"/>
      <text:p text:style-name="P2"/>
      <text:p text:style-name="P12"><text:bookmark text:name="_co9dd7idif2e"/>Įvadas</text:p>
      <text:p text:style-name="P2"/>
      <text:p text:style-name="P4">Dokumentas aprašo informacinę sistemą skirtą sveikatos priežiūros įstaigoms. Sistema leidžia gydytojams registruoti pacientų vizitus, peržiūrėti ligos istoriją, išrašyti receptus. Vaistininkams suteikiama galimybė patikrinti pacientų receptus. Sistema taip pat leidžia pacientams pasiekti visą savo medicininę informaciją.</text:p>
      <text:p text:style-name="P3"/>
      <text:p text:style-name="P13"><text:bookmark text:name="_w3onr5uyss9v"/>Funkciniai reikalavimai</text:p>
      <text:p text:style-name="P11"><text:bookmark text:name="_80rklpibjmhq"/>FR1. Sistemoje egzistuoja administratoriaus rolė</text:p>
      <text:p text:style-name="P2">Administratorius atsakingas už kitų rolių vartotojų kūrimą:</text:p>
      <text:list xml:id="list8749102143817831735" text:style-name="WWNum5">
        <text:list-item>
          <text:p text:style-name="P15">Gydytojo</text:p>
        </text:list-item>
        <text:list-item>
          <text:p text:style-name="P15">Paciento</text:p>
        </text:list-item>
        <text:list-item>
          <text:p text:style-name="P15">Vaistininko</text:p>
        </text:list-item>
        <text:list-item>
          <text:p text:style-name="P15">Administratoriaus</text:p>
        </text:list-item>
      </text:list>
      <text:p text:style-name="P2"/>
      <text:p text:style-name="P2">Administratorius, taip pat gali gydytojui priskirti pacientą.</text:p>
      <text:p text:style-name="P2"/>
      <text:p text:style-name="P2">Registruojant gydytoją pateikiami šie duomenys:</text:p>
      <text:list xml:id="list1993420504347219533" text:style-name="WWNum7">
        <text:list-item>
          <text:p text:style-name="P16">Vardas</text:p>
          <text:list>
            <text:list-item>
              <text:p text:style-name="P28">Privalomas laukas</text:p>
            </text:list-item>
          </text:list>
        </text:list-item>
        <text:list-item>
          <text:p text:style-name="P16">Pavardė</text:p>
          <text:list>
            <text:list-item>
              <text:p text:style-name="P28">Privalomas laukas</text:p>
            </text:list-item>
          </text:list>
        </text:list-item>
        <text:list-item>
          <text:p text:style-name="P16">Specializacija</text:p>
          <text:list>
            <text:list-item>
              <text:p text:style-name="P28">Pasirenkama iš sąrašo arba “kitas”</text:p>
            </text:list-item>
            <text:list-item>
              <text:p text:style-name="P28">Pasirinkus “kitas” matomas laukas įvesti kitą specializaciją</text:p>
            </text:list-item>
          </text:list>
        </text:list-item>
      </text:list>
      <text:p text:style-name="P2"/>
      <text:p text:style-name="P2">Registruojant pacientą pateikiami šie duomenys:</text:p>
      <text:list xml:id="list3746731071720314096" text:style-name="WWNum2">
        <text:list-item>
          <text:p text:style-name="P17">Gimimo data</text:p>
          <text:list>
            <text:list-item>
              <text:p text:style-name="P29">Negali būti ateityje</text:p>
            </text:list-item>
          </text:list>
        </text:list-item>
        <text:list-item>
          <text:p text:style-name="P17">Vardas</text:p>
          <text:list>
            <text:list-item>
              <text:p text:style-name="P29">Privalomas laukas</text:p>
            </text:list-item>
          </text:list>
        </text:list-item>
        <text:list-item>
          <text:p text:style-name="P17">Pavardė</text:p>
          <text:list>
            <text:list-item>
              <text:p text:style-name="P29">Privalomas laukas</text:p>
            </text:list-item>
          </text:list>
        </text:list-item>
        <text:list-item>
          <text:p text:style-name="P17">Asmens kodas</text:p>
          <text:list>
            <text:list-item>
              <text:p text:style-name="P29"><text:soft-page-break/>Asmens kodas turi atitikti taisykles - būti sudarytas iš 11 skaitmenų</text:p>
            </text:list-item>
            <text:list-item>
              <text:p text:style-name="P29">2-7 skaitmenys turi sutapti su gimimo data</text:p>
            </text:list-item>
          </text:list>
        </text:list-item>
      </text:list>
      <text:p text:style-name="P2"/>
      <text:p text:style-name="P2">Registruojant vaistininką pateikiami šie duomenys:</text:p>
      <text:list xml:id="list3493251612326533623" text:style-name="WWNum10">
        <text:list-item>
          <text:p text:style-name="P18">Vardas</text:p>
          <text:list>
            <text:list-item>
              <text:p text:style-name="P30">Privalomas laukas</text:p>
            </text:list-item>
          </text:list>
        </text:list-item>
        <text:list-item>
          <text:p text:style-name="P18">Pavardė</text:p>
          <text:list>
            <text:list-item>
              <text:p text:style-name="P30">Privalomas laukas</text:p>
            </text:list-item>
          </text:list>
        </text:list-item>
        <text:list-item>
          <text:p text:style-name="P18">Darbovietės pavadinimas</text:p>
          <text:list>
            <text:list-item>
              <text:p text:style-name="P30">Privalomas laukas</text:p>
            </text:list-item>
            <text:list-item>
              <text:p text:style-name="P30">Turi prasidėti VšĮ, UAB, AB, MB</text:p>
            </text:list-item>
          </text:list>
        </text:list-item>
      </text:list>
      <text:p text:style-name="P2"/>
      <text:p text:style-name="P10"><text:bookmark text:name="_41pkks45ar5"/>FR2. Pacientas gali peržiūrėti savo ligos istoriją, išrašytus receptus ir receptų panaudojimo faktus</text:p>
      <text:p text:style-name="P2"/>
      <text:p text:style-name="P2">Vartotojui, kuriam prisikirta paciento rolė, prisijungusiam prie sistemos prieinami visi gydytojų jam:</text:p>
      <text:list xml:id="list1935415266831072403" text:style-name="WWNum4">
        <text:list-item>
          <text:p text:style-name="P19">Sukurti ligos įrašai.</text:p>
          <text:list>
            <text:list-item>
              <text:p text:style-name="P31">Pateikiamas pagal vizito datą (naujausi viršuje) surūšiuoti ligos įrašai, su galimybė peržiūrėti detales. Pagrindiniame sąraše pateikiama vizito data, ligos kodas bei gydytojo vardas ir pavardė.</text:p>
            </text:list-item>
          </text:list>
        </text:list-item>
        <text:list-item>
          <text:p text:style-name="P19">Išrašyti receptai.</text:p>
          <text:list>
            <text:list-item>
              <text:p text:style-name="P31">Galiojantys receptai pateikiami virš jau pasibaigusio galiojimo receptų.</text:p>
            </text:list-item>
            <text:list-item>
              <text:p text:style-name="P31">Galiojantys receptai vizualiai išskiriami nuo jau pasibaigusio galiojimo receptų.</text:p>
            </text:list-item>
            <text:list-item>
              <text:p text:style-name="P31">Kartu pateikiamas recepto panaudojimų skaičius</text:p>
            </text:list-item>
            <text:list-item>
              <text:p text:style-name="P31">Pasirinkus receptą matomas pilnas panaudojimų sąrašas</text:p>
            </text:list-item>
          </text:list>
        </text:list-item>
      </text:list>
      <text:p text:style-name="P2"/>
      <text:p text:style-name="P10"><text:bookmark text:name="_ltad5tq6lah2"/>FR3. Gydytojas gali į ligos istoriją įrašyti naujus ligos įrašus.</text:p>
      <text:p text:style-name="P2"/>
      <text:p text:style-name="P2">Gydytojas gali sukurti naują ligos įrašą su šia informacija:</text:p>
      <text:list xml:id="list3459087713472571387" text:style-name="WWNum8">
        <text:list-item>
          <text:p text:style-name="P20">Vizito trukmė minutėmis</text:p>
          <text:list>
            <text:list-item>
              <text:p text:style-name="P32">Teigiamas skaičius</text:p>
            </text:list-item>
          </text:list>
        </text:list-item>
        <text:list-item>
          <text:p text:style-name="P20">TLK-10 Ligos kodas</text:p>
          <text:list>
            <text:list-item>
              <text:p text:style-name="P32">Sistema validuoja ar kodas teisingo formato</text:p>
            </text:list-item>
          </text:list>
        </text:list-item>
        <text:list-item>
          <text:p text:style-name="P20">Vizito aprašymas</text:p>
        </text:list-item>
        <text:list-item>
          <text:p text:style-name="P20">Ar vizitas kompensuojamas Valstybinės ligonių kasos</text:p>
        </text:list-item>
        <text:list-item>
          <text:p text:style-name="P20">Ar vizitas yra pakartotinis dėl tos pačios priežasties</text:p>
        </text:list-item>
      </text:list>
      <text:p text:style-name="P2"/>
      <text:p text:style-name="P2">Prie vizito informacijos, taip pat pagal nutylėjimą išsaugomas gydytojas sukūręs įrašą ir vizito data.</text:p>
      <text:p text:style-name="P2"><text:soft-page-break/></text:p>
      <text:p text:style-name="P2"><text:span text:style-name="T1">Pastaba:</text:span> pacientą apžiūrėti ir ligos įrašą padaryti gali, bet kuris, net ir ne paciento gydytojas.</text:p>
      <text:p text:style-name="P2"/>
      <text:p text:style-name="P10"><text:bookmark text:name="_k7pg867i85rt"/>FR4. Gydytojas gali išrašyti naują receptą</text:p>
      <text:p text:style-name="P2"/>
      <text:p text:style-name="P2">Gydytojas pasirinktam savo pacientui gali išrašyti naują receptą. Recepte pateikiama:</text:p>
      <text:list xml:id="list1991245826647963520" text:style-name="WWNum12">
        <text:list-item>
          <text:p text:style-name="P21">Recepto galiojimo trukmė</text:p>
          <text:list>
            <text:list-item>
              <text:p text:style-name="P33">Receptas gali būti ir neterminuotas</text:p>
            </text:list-item>
          </text:list>
        </text:list-item>
        <text:list-item>
          <text:p text:style-name="P21">Vaisto veiklioji medžiaga</text:p>
        </text:list-item>
        <text:list-item>
          <text:p text:style-name="P21">Veikliosios medžiagos kiekis vienoje dozėje</text:p>
          <text:list>
            <text:list-item>
              <text:p text:style-name="P33">Teigiamas skaičius</text:p>
            </text:list-item>
          </text:list>
        </text:list-item>
        <text:list-item>
          <text:p text:style-name="P21">Veikliosios medžiagos matavimo vienetas (miligramai, mikrogramai, TV/IU)</text:p>
        </text:list-item>
        <text:list-item>
          <text:p text:style-name="P21">Vartojimo aprašymas</text:p>
        </text:list-item>
      </text:list>
      <text:p text:style-name="P2"/>
      <text:p text:style-name="P2">Prie recepto taip pat automatiškai išsaugoma recepto išrašymo data ir jį išrašęs vaistininkas.</text:p>
      <text:p text:style-name="P2"/>
      <text:p text:style-name="P2"><text:span text:style-name="T1">Pastaba:</text:span> pacientui receptą išrašyti gali bet kuris, net ir ne paciento gydytojas.</text:p>
      <text:p text:style-name="P10"><text:bookmark text:name="_ecphduzgsilc"/>FR5. Vaistininkas gali patikrinti paciento receptą</text:p>
      <text:p text:style-name="P2"/>
      <text:p text:style-name="P2">Vaistininkui suvedus paciento asmens kodą, vaistininkas gali peržiūrėti galiojančius paciento receptus.</text:p>
      <text:p text:style-name="P2"/>
      <text:p text:style-name="P10"><text:bookmark text:name="_yl848vop96em"/>FR6. Vaistininkas gali pažymėti vaisto pirkimo faktą</text:p>
      <text:p text:style-name="P2"/>
      <text:p text:style-name="P2">Pasirinkęs galiojantį receptą, vaistininkas gali pažymėti receptą kaip panaudotą. Receptams panaudojimą faktą galima žymėti neribotą kiekį kartų. Prie panaudojimo fakto išsaugoma pirkimo data bei faktą pažymėjęs vaistininkas.</text:p>
      <text:p text:style-name="P10"><text:bookmark text:name="_q85700wrw64f"/>FR7. Gydytojas gali peržiūrėti sau priskirtų pacientų sąrašą</text:p>
      <text:p text:style-name="P2"/>
      <text:p text:style-name="P2">Gydytojas gali peržiūrėti savo pacientų sąrašą. Peržiūros metu, gali greitu būdu pradėti pildyti ligos istorijos įrašą arba receptą pasirinktam pacientui.</text:p>
      <text:p text:style-name="P2"/>
      <text:p text:style-name="P2">Gydytojas taip pat gali filtruoti pacientų sąrašą pagal paciento vardą, pavardę, asmens kodą ir/ar susirgimo kodą. Vardui ir pavardei turi būti taikoma dalinė atitiktis (pvz. Ieškant “Jon” turėtų <text:soft-page-break/>rasti “Jonaitis”, “Jonynas” ir pan.). Paieška turi nepriklausyti nuo didžiųjų ar mažųjų raidžių naudojimo.</text:p>
      <text:p text:style-name="P2"/>
      <text:p text:style-name="P10"><text:bookmark text:name="_t9gp6ue63g6p"/>FR8. Gydytojas gali eksportuoti iš sistemos savo pacientų sąrašą</text:p>
      <text:p text:style-name="P2"/>
      <text:p text:style-name="P2">Gydytojas gali eksportuoti savo pacientų sąrašą CSV formatu. Eksportuotame dokumente turi matytis šie paciento duomenys:</text:p>
      <text:list xml:id="list4032751769173786602" text:style-name="WWNum6">
        <text:list-item>
          <text:p text:style-name="P22">Vardas</text:p>
        </text:list-item>
        <text:list-item>
          <text:p text:style-name="P22">Pavardė</text:p>
        </text:list-item>
        <text:list-item>
          <text:p text:style-name="P22">Asmens kodas</text:p>
        </text:list-item>
        <text:list-item>
          <text:p text:style-name="P22">Gimimo data</text:p>
        </text:list-item>
      </text:list>
      <text:p text:style-name="P2"/>
      <text:p text:style-name="P2">Dokumentas turi būti teisingai atvaizduojamas Microsoft Excel ir Apache OpenOffice Spreadsheets programose. Esant reikalui, galima prašyti vartotojo pateikti papildomas parinktis duomenų eksporto formatui nusakyti.</text:p>
      <text:p text:style-name="P10"><text:bookmark text:name="_ggmbe0iremfi"/>FR9. Gydytojas gali peržiūrėti savo pacientų ligos istorijas</text:p>
      <text:p text:style-name="P2"/>
      <text:p text:style-name="P2">Gydytojas gali peržiūrėti sau priskirtų pacientų</text:p>
      <text:list xml:id="list3527943451549367064" text:style-name="WWNum1">
        <text:list-item>
          <text:p text:style-name="P23">Ligos istoriją</text:p>
        </text:list-item>
        <text:list-item>
          <text:p text:style-name="P23">Visus išrašytus receptus</text:p>
          <text:list>
            <text:list-item>
              <text:p text:style-name="P34">Kiekvienam receptui - recepto panaudojimo faktus</text:p>
            </text:list-item>
          </text:list>
        </text:list-item>
      </text:list>
      <text:p text:style-name="P10"><text:bookmark text:name="_e7bn0qmi183j"/>FR10. Gydytojai gali peržiūrėti savo darbo dienų statistiką</text:p>
      <text:p text:style-name="P2"/>
      <text:p text:style-name="P2">Sistema gydytojui pateikia ataskaitą apie per nurodytą laikotarpį per dieną priimtus pacientus ir bendrą dienos vizitų trukmę. Taip pat pateikiant ir suminį viso laikotarpio priėmimų skaičių ir vizitų trukmę. Ataskaitos tikslui, ligos įrašas vienam pacientui prilyginamas vienam vizitui.</text:p>
      <text:p text:style-name="P2"/>
      <text:p text:style-name="P2">Vizito trukmė pateikiama valandų ir minučių formatu. Pavyzdžiui:</text:p>
      <text:p text:style-name="P2"/>
      <text:p text:style-name="P9">1h 23min</text:p>
      <text:p text:style-name="P2"/>
      <text:p text:style-name="P10"><text:bookmark text:name="_i14fi6raz54s"/>FR11. Sistema viešai pateikia susirgimų statistiką</text:p>
      <text:p text:style-name="P2"/>
      <text:p text:style-name="P2"><text:soft-page-break/>Pateikiama 10 dažniausiai pasitaikančių ligų pagal TLK-10 kodą, kartu pateikiant procentinę dali nuo visų susirgimų. Statistikoje pakartotiniai vizitai dėl tos pačios priežasties nepateikiami.</text:p>
      <text:p text:style-name="P2"/>
      <text:p text:style-name="P2">Statistika pateikiama lentelės ir stulpelinės diagramos pavadalu.</text:p>
      <text:p text:style-name="P2"/>
      <text:p text:style-name="P10"><text:bookmark text:name="_c7z3e5vuigv"/>FR12. Sistema viešai pateikia vaistų vartojimo statistiką</text:p>
      <text:p text:style-name="P2"/>
      <text:p text:style-name="P2">Sistema pateikia 10 dažniausiai naudojamų veikliųjų medžiagų kartu su jų panaudojimo faktais. Skaičiuojama pagal recepto panaudojimo faktą turimai veikliajai medžiagai.</text:p>
      <text:p text:style-name="P2"/>
      <text:p text:style-name="P2">Statistika pateikiama lentelės ir stulpelinės diagramos pavadalu.</text:p>
      <text:p text:style-name="P2"/>
      <text:p text:style-name="P10"><text:bookmark text:name="_r4ihhqh0je8i"/>FR13. Visų rolių vartotojai gali keisti savo prisijungimo slaptažodį</text:p>
      <text:p text:style-name="P2"/>
      <text:p text:style-name="P2">Visų rolių (administratorius, gydytojas, vaistininkas, pacientas) rolių vartotojai gali pakeisti savo slaptažodį, jei</text:p>
      <text:list xml:id="list2153115716141090813" text:style-name="WWNum11">
        <text:list-item>
          <text:p text:style-name="P24">jie yra prisijungę prie sistemos</text:p>
        </text:list-item>
        <text:list-item>
          <text:p text:style-name="P24">gali pateikti savo dabartinį slaptažodį</text:p>
        </text:list-item>
        <text:list-item>
          <text:p text:style-name="P24">du kartus pateikė naujajį slaptažodį</text:p>
        </text:list-item>
      </text:list>
      <text:p text:style-name="P2"/>
      <text:p text:style-name="P2"/>
      <text:p text:style-name="P13"><text:bookmark text:name="_3vhl9sa6uc1t"/>Nefunkciniai reikalavimai</text:p>
      <text:p text:style-name="P10"><text:bookmark text:name="_helt2eu55rpk"/>NFR1. Programai kurti panaudojamos Java, Spring, React technologijos</text:p>
      <text:p text:style-name="P2"/>
      <text:p text:style-name="P2">Sistemai kurti turi būti panaudota</text:p>
      <text:list xml:id="list399613871554267217" text:style-name="WWNum13">
        <text:list-item>
          <text:p text:style-name="P25">Oracle Java 8+</text:p>
        </text:list-item>
        <text:list-item>
          <text:p text:style-name="P25">Spring Framework 4+</text:p>
        </text:list-item>
        <text:list-item>
          <text:p text:style-name="P25">React 15+</text:p>
        </text:list-item>
        <text:list-item>
          <text:p text:style-name="P25">Reliacinė nuomenų bazė (H2 Database, Postgres, MySQL ar pan.)</text:p>
        </text:list-item>
      </text:list>
      <text:p text:style-name="P2"/>
      <text:p text:style-name="P10"><text:bookmark text:name="_yddvrpiojpq"/><text:soft-page-break/>NFR2. Į bet kurią užklausą sistema turi atsakyti greičiau nei per 2 sekundes</text:p>
      <text:p text:style-name="P2"/>
      <text:p text:style-name="P2">Šis reikalavimas netaikomas pacientų eksportui. Paciento eksportui priimtinas laikas - 5s.</text:p>
      <text:p text:style-name="P2"/>
      <text:p text:style-name="P10"><text:bookmark text:name="_o5pcjkkzzv96"/>NFR3. Sistemos slaptažodžiai negali būti saugomi atviru tekstu</text:p>
      <text:p text:style-name="P2"/>
      <text:p text:style-name="P2">Duomenų bazėje saugomi slaptažodžiai negali būti saugomi atviru tekstu ar šifruoti. Slaptažodžiai turi būti būti paslėpti taikant SHA-2 šeimos ar ne mažesnio atitinkamo saugumo maišos funkciją.</text:p>
      <text:p text:style-name="P2"/>
      <text:p text:style-name="P10"><text:bookmark text:name="_gsdntbbjnkxk"/>NFR4. Visi sistemos veiksmai kaupiami įvykių žurnale</text:p>
      <text:p text:style-name="P2"/>
      <text:p text:style-name="P2">Visi veiksmai sistemoje kaupiami įvykių žurnale, kartu su juos atliekančių vartotojų identifikaciniais duomenimis bei kitų, konkrečiam įvykiui reikiamu kontekstu.</text:p>
      <text:p text:style-name="P2"/>
      <text:p text:style-name="P10"><text:bookmark text:name="_iotr16gffobq"/>NFR5. Kartu su sistema pateikiama diegimo, panaudojimo dokumentacija</text:p>
      <text:p text:style-name="P2"/>
      <text:p text:style-name="P10"><text:bookmark text:name="_uyvvtnjwtoxu"/>NFR6. Sistema turi būti suderinama su Linux operacine sistema</text:p>
      <text:p text:style-name="P2"/>
      <text:p text:style-name="P2"/>
      <text:p text:style-name="P12"><text:bookmark text:name="_labt17a3xi1l"/>Reikalavimai testavimui</text:p>
      <text:list xml:id="list6448666506518905811" text:style-name="WWNum3">
        <text:list-item>
          <text:p text:style-name="P26">Turi būti parengtas testavimo planas (žr. <text:a xlink:type="simple" xlink:href="https://www.dropbox.com/s/36wy6nrs4m313sm/Test%20plan_akademijaIT.docx?dl=0" text:style-name="Internet_20_link" text:visited-style-name="Visited_20_Internet_20_Link"><text:span text:style-name="T2">plano šabloną „Test plan_akademijaIT.docx“</text:span></text:a>), kuriame būtų nurodyta:</text:p>
          <text:list>
            <text:list-item>
              <text:p text:style-name="P35">Kas bus testuojama</text:p>
            </text:list-item>
            <text:list-item>
              <text:p text:style-name="P35">Kas nebus testuojama</text:p>
            </text:list-item>
            <text:list-item>
              <text:p text:style-name="P35">Kokiu būdu bus ištestuoti:</text:p>
              <text:list>
                <text:list-item>
                  <text:p text:style-name="P36">funkciniai reikalavimai</text:p>
                </text:list-item>
                <text:list-item>
                  <text:p text:style-name="P36">nefunkciniai reikalavimai</text:p>
                </text:list-item>
              </text:list>
            </text:list-item>
            <text:list-item>
              <text:p text:style-name="P35">Kita, kas aktualu</text:p>
            </text:list-item>
          </text:list>
        </text:list-item>
        <text:list-item>
          <text:p text:style-name="P26">Reikalavimai testavimo atvejams</text:p>
          <text:list>
            <text:list-item>
              <text:p text:style-name="P35">Reikalavimai turi būti 100% padengti testavimo atvejais</text:p>
            </text:list-item>
            <text:list-item>
              <text:p text:style-name="P35">Testavimo atvejai turi būti suprioretizuoti </text:p>
            </text:list-item>
            <text:list-item>
              <text:p text:style-name="P35">Testavimo atvejai turi būti patvirtinti QA mentorių</text:p>
            </text:list-item>
          </text:list>
        </text:list-item>
        <text:list-item>
          <text:p text:style-name="P26">Darbai, kurie turi būti atlikti kiekvieno sprinto metu:</text:p>
          <text:list>
            <text:list-item>
              <text:p text:style-name="P35">Sprinto pradžioje turi būti suplanuoti testavimo atvejai, kurie bus vykdomi sprinto metu. Turi būti įvertinta, ar bus reikalingas regresinis ir patvirtinimo testavimas</text:p>
            </text:list-item>
            <text:list-item>
              <text:p text:style-name="P35">Sprinto pabaigoje turi būti įvykdyti <text:span text:style-name="T1">visi </text:span>suplanuoti testavimo atvejai</text:p>
            </text:list-item>
            <text:list-item>
              <text:p text:style-name="P35">Jei reikalinga, turi būti įvykdytas regresinis ir patvirtinimo testavimas</text:p>
            </text:list-item>
            <text:list-item>
              <text:p text:style-name="P35">Iki sprinto peržiūros (Demo) turi būti parengta sprinto testavimo ataskaita</text:p>
            </text:list-item>
          </text:list>
        </text:list-item>
        <text:list-item>
          <text:p text:style-name="P26">Darbai, kurie turi būti atlikti prieš diegimą į produkcinę aplinką</text:p>
          <text:list>
            <text:list-item>
              <text:p text:style-name="P35">Atliktas regresinis testavimas</text:p>
            </text:list-item>
            <text:list-item>
              <text:p text:style-name="P35">Įvykdyti visi suplanuoti testavimo atvejai</text:p>
            </text:list-item>
            <text:list-item>
              <text:p text:style-name="P35">Atliktas sistemos testavimas (System Testing) ir patenkinti kriterijai:</text:p>
              <text:list>
                <text:list-item>
                  <text:p text:style-name="P36">70% I prioriteto testavimo atvejų buvo sėkmingi</text:p>
                </text:list-item>
                <text:list-item>
                  <text:p text:style-name="P36">Liko neišspręsti ne daugiau kaip 2 kritiniai defektai; defektams turi būti įvardinti ir PO <text:s/>patvirtinti sprendimai</text:p>
                </text:list-item>
                <text:list-item>
                  <text:p text:style-name="P36">Liko neišspręsti ne daugiau kaip 5 reikšmingi defektai</text:p>
                </text:list-item>
              </text:list>
            </text:list-item>
            <text:list-item>
              <text:p text:style-name="P35">Atliktas priėmimo testavimas (user acceptance testing) ir patenkinti kriterijai:</text:p>
              <text:list>
                <text:list-item>
                  <text:p text:style-name="P36">Įvykdyta 100% suplanuotų testavimo atvejų</text:p>
                </text:list-item>
                <text:list-item>
                  <text:p text:style-name="P36">95% I prioriteto testavimo atejų sėkmingi</text:p>
                </text:list-item>
                <text:list-item>
                  <text:p text:style-name="P36">90% II prioriteto testavimo atvejų sėkmingi</text:p>
                </text:list-item>
                <text:list-item>
                  <text:p text:style-name="P36">80% III prioriteto testavimo atvejų sėkmingi</text:p>
                </text:list-item>
                <text:list-item>
                  <text:p text:style-name="P36">Liko neišspręstas ne daugiau kaip 1 kritinis defektas; defektui turi būti įvardintas ir <text:s/>PO patvirtintas sprendimas</text:p>
                </text:list-item>
                <text:list-item>
                  <text:p text:style-name="P36">Liko neišspręsti ne daugiau kaip 2 reikšmingi defektai</text:p>
                </text:list-item>
              </text:list>
            </text:list-item>
            <text:list-item>
              <text:p text:style-name="P35">Parengta galutinė (final) testavimo ataskaita</text:p>
            </text:list-item>
          </text:list>
        </text:list-item>
      </text:list>
      <text:p text:style-name="P10"><text:bookmark text:name="_3wl7aylosb94"/>Automatiniai testavimo atvejai </text:p>
      <text:list xml:id="list7692441273631249067" text:style-name="WWNum9">
        <text:list-item>
          <text:p text:style-name="P27">Pilnas padengiamumas funkcionalumo atžvilgiu. Atsiskaitymo metu reikės pateikti ataskaitą, kur būtų surašyti visi testai ir kas iš jų automatizuota. Mokytojai atsitiktiniu būdu tikrins automatizuotus testus.</text:p>
        </text:list-item>
        <text:list-item>
          <text:p text:style-name="P27">2 suites: Smoke and Regression, turi būti galimybę juos paleisti iš command line.</text:p>
        </text:list-item>
        <text:list-item>
          <text:p text:style-name="P27"><text:soft-page-break/>Tvarkinga struktūra, testų pavadinimai turi atspindėti testuojamą sritį, testuose turi buti surašytas scenarijus JavaDoc formatu, turi buti suskirstyti į paketus (Package’us) pagal sritį.</text:p>
        </text:list-item>
        <text:list-item>
          <text:p text:style-name="P27">Turi būti naudojama viena biblioteka: TestNG arba JUnit.</text:p>
        </text:list-item>
        <text:list-item>
          <text:p text:style-name="P27">Įvedimo duomenys turi būti nuskaitomi iš failo, testai turi būti paleidžiami su keliais duomenų rinkiniais.</text:p>
        </text:list-item>
        <text:list-item>
          <text:p text:style-name="P27">JUnit arba TestNG ataskaitos.</text:p>
        </text:list-item>
        <text:list-item>
          <text:p text:style-name="P27">Testų išeities failai turi būti saugomi Git saugykloje šalia sistemos išeities kodo pagal komandos nustatytą projekto struktūrą.</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rsid="0003a9ad" officeooo:paragraph-rsid="0003a9ad"/>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tab/><text:tab/><text:tab/><text:tab/><text:tab/><text:tab/><text:tab/><text:tab/><text:tab/><text:tab/><text:tab/><text:tab/><text:tab/>Priedas Nr. 2</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 LibreOffice_project/10m0$Build-2</meta:generator>
    <dc:date>2018-03-11T16:00:32.049782430</dc:date>
    <meta:editing-duration>PT15H41M42S</meta:editing-duration>
    <meta:editing-cycles>4</meta:editing-cycles>
    <meta:document-statistic meta:table-count="0" meta:image-count="0" meta:object-count="0" meta:page-count="9" meta:paragraph-count="182" meta:word-count="1503" meta:character-count="10969" meta:non-whitespace-character-count="9731"/>
  </office:meta>
</office:document-meta>
</file>